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70000018BB74BF7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3.055cm" svg:y="2.036cm" svg:width="8.728cm" svg:height="11.827cm" draw:z-index="0"><draw:image xlink:href="Pictures/10000000000001170000018BB74BF7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16:40:43.21</meta:creation-date>
    <meta:document-statistic meta:table-count="0" meta:image-count="1" meta:object-count="0" meta:page-count="1" meta:paragraph-count="0" meta:word-count="0" meta:character-count="0"/>
    <dc:date>2019-10-01T16:47:18.31</dc:date>
    <meta:editing-duration>PT6M38S</meta:editing-duration>
    <meta:editing-cycles>1</meta:editing-cycles>
    <meta:generator>OpenOffice/4.1.3$Win32 OpenOffice.org_project/413m1$Build-9783</meta:generator>
  </office:meta>
</office:document-meta>
</file>